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b6872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b6872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b6872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b6872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b6872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b6872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b6872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b6872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b6872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b6872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b6872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b6872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b6872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b6872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b6872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b6872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b6872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Andrea Valentina Flores Garcia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2/10/200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638485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5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Wuilli Jose  Flores 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6517945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21.62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8" meta:character-count="1169" meta:non-whitespace-character-count="1000"/>
    <meta:template xlink:type="simple" xlink:actuate="onRequest" xlink:title="Normal" xlink:href=""/>
  </office:meta>
</office:document-meta>
</file>